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ContextImpl.setupGetRequestDispatcher( RequestDispatcher requestDisp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ContextImpl.getServletContex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Impl.log( Exception exception ,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ContextImpl.setExpectedLogThrowable(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ContextImpl.log( String string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ContextImpl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Impl.setExpectedRequestDispatcher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ContextImpl.getServl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Impl.getMaj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Impl.getRequestDispatcher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Impl.getAttribut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Impl.log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ContextImpl.getMimeTyp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Impl.getNamedDispatcher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Impl.getIni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Impl.setAttribute( String string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ContextImpl.getResourcePath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Impl.removeAttribut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ContextImpl.getServer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Impl.getInitParameter( String param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Impl.addRealPath( String real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ContextImpl.getContext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Impl.setupGetResourcePaths( Set resourcePath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ContextImpl.getServlet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Impl.setInitParameter( String paramName , String param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ContextImpl.getResourceAsStream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Impl.getServle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Impl.setExpectedLog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ContextImpl.getResourcePaths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Impl.getRealPath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Impl.getMin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Impl.getResourc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Impl.setupGetResource( URL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